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752in"/>
    </style:style>
    <style:style style:name="co3" style:family="table-column">
      <style:table-column-properties fo:break-before="auto" style:column-width="1.2362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3024in" svg:height="3.5453in" svg:x="5.5768in" svg:y="0.7319in">
            <draw:object draw:notify-on-update-of-ranges="Sheet1.C1:Sheet1.C1 Sheet1.A1:Sheet1.A1 Sheet1.A2:Sheet1.A10 Sheet1.B1:Sheet1.B1 Sheet1.B2:Sheet1.B10 Sheet1.C1:Sheet1.C1 Sheet1.C2:Sheet1.C10 Sheet1.A2:Sheet1.A1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ixels</text:p>
          </table:table-cell>
          <table:table-cell office:value-type="string" calcext:value-type="string">
            <text:p>Mean cpu ticks</text:p>
          </table:table-cell>
          <table:table-cell office:value-type="string" calcext:value-type="string">
            <text:p>Std Dev cpu ticks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3124099" calcext:value-type="float">
            <text:p>13124099</text:p>
          </table:table-cell>
          <table:table-cell office:value-type="float" office:value="8791407" calcext:value-type="float">
            <text:p>8791407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31717885" calcext:value-type="float">
            <text:p>31717885</text:p>
          </table:table-cell>
          <table:table-cell office:value-type="float" office:value="19409277" calcext:value-type="float">
            <text:p>19409277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52242947" calcext:value-type="float">
            <text:p>52242947</text:p>
          </table:table-cell>
          <table:table-cell office:value-type="float" office:value="96194197" calcext:value-type="float">
            <text:p>96194197</text:p>
          </table:table-cell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246077753" calcext:value-type="float">
            <text:p>246077753</text:p>
          </table:table-cell>
          <table:table-cell office:value-type="float" office:value="78830861" calcext:value-type="float">
            <text:p>78830861</text:p>
          </table:table-cell>
        </table:table-row>
        <table:table-row table:style-name="ro2">
          <table:table-cell office:value-type="float" office:value="250" calcext:value-type="float">
            <text:p>250</text:p>
          </table:table-cell>
          <table:table-cell office:value-type="float" office:value="304946062" calcext:value-type="float">
            <text:p>304946062</text:p>
          </table:table-cell>
          <table:table-cell office:value-type="float" office:value="240119631" calcext:value-type="float">
            <text:p>240119631</text:p>
          </table:table-cell>
        </table:table-row>
        <table:table-row table:style-name="ro2">
          <table:table-cell office:value-type="float" office:value="500" calcext:value-type="float">
            <text:p>500</text:p>
          </table:table-cell>
          <table:table-cell office:value-type="float" office:value="572884783" calcext:value-type="float">
            <text:p>572884783</text:p>
          </table:table-cell>
          <table:table-cell office:value-type="float" office:value="544203198" calcext:value-type="float">
            <text:p>544203198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1200883905" calcext:value-type="float">
            <text:p>1200883905</text:p>
          </table:table-cell>
          <table:table-cell office:value-type="float" office:value="987482830" calcext:value-type="float">
            <text:p>987482830</text:p>
          </table:table-cell>
        </table:table-row>
        <table:table-row table:style-name="ro2">
          <table:table-cell office:value-type="float" office:value="2500" calcext:value-type="float">
            <text:p>2500</text:p>
          </table:table-cell>
          <table:table-cell office:value-type="float" office:value="2931748884" calcext:value-type="float">
            <text:p>2931748884</text:p>
          </table:table-cell>
          <table:table-cell office:value-type="float" office:value="2380786538" calcext:value-type="float">
            <text:p>2380786538</text:p>
          </table:table-cell>
        </table:table-row>
        <table:table-row table:style-name="ro2">
          <table:table-cell office:value-type="float" office:value="5000" calcext:value-type="float">
            <text:p>5000</text:p>
          </table:table-cell>
          <table:table-cell office:value-type="float" office:value="6046722209" calcext:value-type="float">
            <text:p>6046722209</text:p>
          </table:table-cell>
          <table:table-cell office:value-type="float" office:value="4938207782" calcext:value-type="float">
            <text:p>4938207782</text:p>
          </table:table-cell>
        </table:table-row>
        <table:table-row table:style-name="ro3" table:number-rows-repeated="8">
          <table:table-cell table:number-columns-repeated="3"/>
        </table:table-row>
        <table:table-row table:style-name="ro2">
          <table:table-cell table:number-columns-repeated="3"/>
        </table:table-row>
        <table:table-row table:style-name="ro3" table:number-rows-repeated="10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D'Alessandro</meta:initial-creator>
    <meta:creation-date>2014-02-25T12:49:57.438932905</meta:creation-date>
    <dc:date>2014-02-25T13:21:58.926320990</dc:date>
    <dc:creator>David D'Alessandro</dc:creator>
    <meta:editing-duration>PT16M20S</meta:editing-duration>
    <meta:editing-cycles>2</meta:editing-cycles>
    <meta:generator>LibreOffice/4.1.3.2$Linux_X86_64 LibreOffice_project/410m0$Build-2</meta:generator>
    <meta:document-statistic meta:table-count="1" meta:cell-count="3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9cm" svg:height="9.006cm" xlink:href=".." xlink:type="simple" chart:class="chart:scatter" chart:column-mapping="0 1" chart:style-name="ch1">
        <chart:legend chart:legend-position="end" svg:x="12.502cm" svg:y="3.955cm" style:legend-expansion="high" chart:style-name="ch2"/>
        <chart:plot-area chart:style-name="ch3" table:cell-range-address="Sheet1.A1:Sheet1.C10" chart:data-source-has-labels="both" svg:x="0.77cm" svg:y="0.855cm" svg:width="11.092cm" svg:height="7.551cm">
          <chartooo:coordinate-region svg:x="2.873cm" svg:y="1.055cm" svg:width="8.524cm" svg:height="6.704cm"/>
          <chart:axis chart:dimension="x" chart:name="primary-x" chart:style-name="ch4" chartooo:axis-type="auto">
            <chart:categories table:cell-range-address="Sheet1.C1:Sheet1.C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0" chart:label-cell-address="Sheet1.B1:Sheet1.B1" chart:class="chart:scatter">
            <chart:domain table:cell-range-address="Sheet1.A2:Sheet1.A10"/>
            <chart:data-point chart:repeated="9"/>
          </chart:series>
          <chart:series chart:style-name="ch8" chart:values-cell-range-address="Sheet1.C2:Sheet1.C10" chart:label-cell-address="Sheet1.C1:Sheet1.C1" chart:class="chart:scatter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ean cpu ticks</text:p>
                <draw:g>
                  <svg:desc>Sheet1.B1:Sheet1.B1</svg:desc>
                </draw:g>
              </table:table-cell>
              <table:table-cell office:value-type="string">
                <text:p>Std Dev cpu ticks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td Dev cpu ticks</text:p>
                <draw:g>
                  <svg:desc>Sheet1.C1:Sheet1.C1</svg:desc>
                </draw:g>
              </table:table-cell>
              <table:table-cell office:value-type="float" office:value="10">
                <text:p>10</text:p>
                <draw:g>
                  <svg:desc>Sheet1.A2:Sheet1.A10</svg:desc>
                </draw:g>
              </table:table-cell>
              <table:table-cell office:value-type="float" office:value="13124099">
                <text:p>13124099</text:p>
                <draw:g>
                  <svg:desc>Sheet1.B2:Sheet1.B10</svg:desc>
                </draw:g>
              </table:table-cell>
              <table:table-cell office:value-type="float" office:value="8791407">
                <text:p>8791407</text:p>
                <draw:g>
                  <svg:desc>Sheet1.C2:Sheet1.C10</svg:desc>
                </draw:g>
              </table:table-cell>
            </table:table-row>
            <table:table-row>
              <table:table-cell office:value-type="string"/>
              <table:table-cell office:value-type="float" office:value="25">
                <text:p>25</text:p>
              </table:table-cell>
              <table:table-cell office:value-type="float" office:value="31717885">
                <text:p>31717885</text:p>
              </table:table-cell>
              <table:table-cell office:value-type="float" office:value="19409277">
                <text:p>19409277</text:p>
              </table:table-cell>
            </table:table-row>
            <table:table-row>
              <table:table-cell office:value-type="string"/>
              <table:table-cell office:value-type="float" office:value="50">
                <text:p>50</text:p>
              </table:table-cell>
              <table:table-cell office:value-type="float" office:value="52242947">
                <text:p>52242947</text:p>
              </table:table-cell>
              <table:table-cell office:value-type="float" office:value="96194197">
                <text:p>96194197</text:p>
              </table:table-cell>
            </table:table-row>
            <table:table-row>
              <table:table-cell office:value-type="string"/>
              <table:table-cell office:value-type="float" office:value="100">
                <text:p>100</text:p>
              </table:table-cell>
              <table:table-cell office:value-type="float" office:value="246077753">
                <text:p>246077753</text:p>
              </table:table-cell>
              <table:table-cell office:value-type="float" office:value="78830861">
                <text:p>78830861</text:p>
              </table:table-cell>
            </table:table-row>
            <table:table-row>
              <table:table-cell office:value-type="string"/>
              <table:table-cell office:value-type="float" office:value="250">
                <text:p>250</text:p>
              </table:table-cell>
              <table:table-cell office:value-type="float" office:value="304946062">
                <text:p>304946062</text:p>
              </table:table-cell>
              <table:table-cell office:value-type="float" office:value="240119631">
                <text:p>240119631</text:p>
              </table:table-cell>
            </table:table-row>
            <table:table-row>
              <table:table-cell office:value-type="string"/>
              <table:table-cell office:value-type="float" office:value="500">
                <text:p>500</text:p>
              </table:table-cell>
              <table:table-cell office:value-type="float" office:value="572884783">
                <text:p>572884783</text:p>
              </table:table-cell>
              <table:table-cell office:value-type="float" office:value="544203198">
                <text:p>544203198</text:p>
              </table:table-cell>
            </table:table-row>
            <table:table-row>
              <table:table-cell office:value-type="string"/>
              <table:table-cell office:value-type="float" office:value="1000">
                <text:p>1000</text:p>
              </table:table-cell>
              <table:table-cell office:value-type="float" office:value="1200883905">
                <text:p>1200883905</text:p>
              </table:table-cell>
              <table:table-cell office:value-type="float" office:value="987482830">
                <text:p>987482830</text:p>
              </table:table-cell>
            </table:table-row>
            <table:table-row>
              <table:table-cell office:value-type="string"/>
              <table:table-cell office:value-type="float" office:value="2500">
                <text:p>2500</text:p>
              </table:table-cell>
              <table:table-cell office:value-type="float" office:value="2931748884">
                <text:p>2931748884</text:p>
              </table:table-cell>
              <table:table-cell office:value-type="float" office:value="2380786538">
                <text:p>2380786538</text:p>
              </table:table-cell>
            </table:table-row>
            <table:table-row>
              <table:table-cell office:value-type="string"/>
              <table:table-cell office:value-type="float" office:value="5000">
                <text:p>5000</text:p>
              </table:table-cell>
              <table:table-cell office:value-type="float" office:value="6046722209">
                <text:p>6046722209</text:p>
              </table:table-cell>
              <table:table-cell office:value-type="float" office:value="4938207782">
                <text:p>49382077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